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4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DILSIA LUN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RODUCCIONES AVICOLA TACNA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6/12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UNA CUTIPA, DILSIA YOENITH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2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/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/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4T17:20:4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